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97.25">
            <text:p>97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4.08.2020</text:date>, <text:time>20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2S</meta:editing-duration>
    <meta:editing-cycles>23</meta:editing-cycles>
    <meta:generator>OpenOffice/4.1.7$Win32 OpenOffice.org_project/417m1$Build-9800</meta:generator>
    <dc:date>2020-08-04T20:55:07.81</dc:date>
    <dc:creator>Coco 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